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6in" table:align="margins"/>
    </style:style>
    <style:style style:name="rststyle-table-0.A" style:family="table-column">
      <style:table-column-properties style:column-width="2in" style:rel-column-width="21845*"/>
    </style:style>
    <style:style style:name="rststyle-table-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ststyle-table-0.C1" style:family="table-cell">
      <style:table-cell-properties fo:padding="0.0382in" fo:border="0.0007in solid #000000"/>
    </style:style>
    <style:style style:name="rststyle-table-0.A2" style:family="table-cell">
      <style:table-cell-properties fo:padding="0.0382in" fo:border-left="0.0007in solid #000000" fo:border-right="none" fo:border-top="none" fo:border-bottom="0.0007in solid #000000"/>
    </style:style>
    <style:style style:name="rststyle-table-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ststyle-table-1" style:family="table">
      <style:table-properties style:width="6in" table:align="margins" fo:background-color="#00b8ff">
        <style:background-image/>
      </style:table-properties>
    </style:style>
    <style:style style:name="rststyle-table-1.A" style:family="table-column">
      <style:table-column-properties style:column-width="2in" style:rel-column-width="21845*"/>
    </style:style>
    <style:style style:name="rststyle-table-1.A1" style:family="table-cell">
      <style:table-cell-properties fo:padding="0.0382in" fo:border-left="0.0694in solid #000080" fo:border-right="none" fo:border-top="0.0694in solid #000080" fo:border-bottom="0.0694in solid #000080"/>
    </style:style>
    <style:style style:name="rststyle-table-1.C1" style:family="table-cell">
      <style:table-cell-properties fo:padding="0.0382in" fo:border="0.0694in solid #000080"/>
    </style:style>
    <style:style style:name="rststyle-table-1.A2" style:family="table-cell">
      <style:table-cell-properties fo:padding="0.0382in" fo:border-left="0.0694in solid #000080" fo:border-right="none" fo:border-top="none" fo:border-bottom="0.0694in solid #000080"/>
    </style:style>
    <style:style style:name="rststyle-table-1.C2" style:family="table-cell">
      <style:table-cell-properties fo:padding="0.0382in" fo:border-left="0.0694in solid #000080" fo:border-right="0.0694in solid #000080" fo:border-top="none" fo:border-bottom="0.0694in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kuhlman</meta:initial-creator>
    <meta:creation-date>2006-08-15T13:56:07</meta:creation-date>
    <dc:date>2010-09-03T08:45:10</dc:date>
    <meta:editing-cycles>100</meta:editing-cycles>
    <meta:editing-duration>PT34H15M04S</meta:editing-duration>
    <dc:creator>Dave Kuhlman</dc:creator>
    <meta:document-statistic meta:table-count="2" meta:image-count="0" meta:object-count="0" meta:page-count="1" meta:paragraph-count="6" meta:word-count="57" meta:character-count="344"/>
    <meta:user-defined meta:name="Info 1"/>
    <meta:user-defined meta:name="Info 2"/>
    <meta:user-defined meta:name="Info 3"/>
    <meta:user-defined meta:name="Info 4"/>
  </office:meta>
</office:document-meta>
</file>